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A00000038406A686392E0699ED.png" manifest:media-type="image/png"/>
  <manifest:file-entry manifest:full-path="Pictures/10000000000000F00000005A9D919BE2EFAF6254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-0.688cm" fo:margin-right="-0.531cm" fo:text-indent="0cm" style:auto-text-indent="false"/>
    </style:style>
    <style:style style:name="P4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5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6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7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2ff00f" officeooo:paragraph-rsid="002ff00f" style:font-size-asian="12pt" style:font-style-asian="normal" style:font-name-complex="Arial" style:font-size-complex="12pt" style:font-style-complex="normal"/>
    </style:style>
    <style:style style:name="P8" style:family="paragraph" style:parent-style-name="Text_20_body">
      <style:paragraph-properties fo:margin-left="0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9" style:family="paragraph" style:parent-style-name="Text_20_body" style:master-page-name="Standard">
      <style:paragraph-properties fo:margin-left="0.3cm" fo:margin-right="0.4cm" fo:line-height="150%" fo:text-align="justify" style:justify-single-word="false" fo:orphans="0" fo:widows="0" fo:text-indent="0cm" style:auto-text-indent="false" style:page-number="auto" style:writing-mode="lr-tb"/>
      <style:text-properties style:font-name="Arial" fo:font-size="12pt" fo:language="pt" fo:country="BR" fo:font-style="normal" officeooo:rsid="0030d098" officeooo:paragraph-rsid="00323853" style:font-size-asian="12pt" style:font-style-asian="normal" style:font-name-complex="Arial" style:font-size-complex="12pt" style:font-style-complex="normal"/>
    </style:style>
    <style:style style:name="P10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30d098" officeooo:paragraph-rsid="00323853" style:font-size-asian="12pt" style:font-style-asian="normal" style:font-name-complex="Arial" style:font-size-complex="12pt" style:font-style-complex="normal"/>
    </style:style>
    <style:style style:name="P11" style:family="paragraph" style:parent-style-name="Text_20_body">
      <style:paragraph-properties fo:margin-left="0.3cm" fo:margin-right="0.4cm" fo:line-height="150%" fo:text-align="center" style:justify-single-word="false" fo:orphans="0" fo:widows="0" fo:text-indent="0cm" style:auto-text-indent="false" style:writing-mode="lr-tb"/>
      <style:text-properties style:font-name="Arial" fo:font-size="12pt" fo:language="pt" fo:country="BR" fo:font-style="normal" fo:font-weight="bold" officeooo:rsid="00323853" officeooo:paragraph-rsid="00323853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>
      <loext:graphic-properties draw:fill="solid" draw:fill-color="#eeeeee" draw:opacity="50%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23853"/>
    </style:style>
    <style:style style:name="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eeeeee" draw:opacity="50%" draw:textarea-horizontal-align="justify" draw:textarea-vertical-align="middle" draw:auto-grow-height="false" fo:min-height="0.878cm" fo:min-width="19.28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5.797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l dia lunes 21/11/2016 <text:span text:style-name="T1">me traslade a la ciudad de Puerto la Cruz, </text:span>municipio Sotiilo, estado <text:span text:style-name="T1">A</text:span>nzoategui co<text:span text:style-name="T1">n</text:span> el obj<text:span text:style-name="T1">e</text:span>to de <text:span text:style-name="T1">participar em Plan de autoformación </text:span>Diplomado Promotor Socla<text:span text:style-name="T1">l</text:span> Integral <text:span text:style-name="T1">C</text:span>omunitario <text:span text:style-name="T1">desde la Coordinación de Formación Integral</text:span> <text:span text:style-name="T1">Comunitaria adscripta a La Gerencia Area Gestión Comunitaria para todos los trabajadores y trabajadoras de la C. A. Hidrologica del Caribe.</text:span></text:p>
      <text:p text:style-name="P10"/>
      <text:p text:style-name="P10"/>
      <text:p text:style-name="P11">Licda. Francys Urbaneja</text:p>
      <text:p text:style-name="P11">Coordinación de Gestión Comunitaria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s" fo:country="V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class="text"/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loext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fo:margin-left="-0.501cm" fo:margin-right="0cm" fo:margin-top="0.212cm" fo:margin-bottom="0.212cm" loext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>
      <loext:graphic-properties draw:fill="none"/>
    </style:style>
    <style:style style:name="MP3" style:family="paragraph" style:parent-style-name="Header">
      <style:paragraph-properties fo:margin-left="-0.688cm" fo:margin-right="-0.531cm" fo:text-indent="0cm" style:auto-text-indent="false"/>
    </style:style>
    <style:style style:name="MP4" style:family="paragraph">
      <loext:graphic-properties draw:fill="solid" draw:fill-color="#eeeeee" draw:opacity="50%"/>
      <style:text-properties fo:font-size="12pt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7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8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9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0" style:family="paragraph">
      <loext:graphic-properties draw:fill="none" draw:fill-color="#ffffff"/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="none" draw:textarea-horizontal-align="justify" draw:textarea-vertical-align="middle" draw:auto-grow-height="false" fo:min-height="25.797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0000" draw:fill="solid" draw:fill-color="#eeeeee" draw:opacity="50%" draw:textarea-horizontal-align="justify" draw:textarea-vertical-align="middle" draw:auto-grow-height="false" fo:min-height="0.878cm" fo:min-width="19.28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2.088cm" fo:margin-left="1.379cm" fo:margin-right="1.229cm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98cm" fo:margin-left="0cm" fo:margin-right="0cm" fo:margin-bottom="4.205cm" style:dynamic-spacing="true"/>
      </style:header-style>
      <style:footer-style>
        <style:header-footer-properties svg:height="1.98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28cm" svg:width="4.817cm" svg:height="1.808cm" draw:z-index="9"><draw:image xlink:href="Pictures/10000000000000F00000005A9D919BE2EFAF6254.jpg" xlink:type="simple" xlink:show="embed" xlink:actuate="onLoad"/></draw:frame><draw:custom-shape text:anchor-type="paragraph" draw:z-index="7" draw:style-name="Mgr1" draw:text-style-name="MP2" svg:width="19.726cm" svg:height="25.798cm" svg:x="-0.418cm" svg:y="0.086cm"><text:p/><draw:enhanced-geometry svg:viewBox="0 0 21600 21600" draw:type="rectangle" draw:enhanced-path="M 0 0 L 21600 0 21600 21600 0 21600 0 0 Z N"/></draw:custom-shape></text:p>
        <text:p text:style-name="MP3"><text:s text:c="5"/></text:p>
        <text:p text:style-name="MP3"/>
        <text:p text:style-name="MP3"/>
        <text:p text:style-name="MP3"/>
        <text:p text:style-name="MP3"><draw:custom-shape text:anchor-type="paragraph" draw:z-index="1" draw:style-name="Mgr2" draw:text-style-name="MP4" svg:width="19.289cm" svg:height="0.879cm" svg:x="-0.229cm" svg:y="0.351cm"><text:p/><draw:enhanced-geometry svg:viewBox="0 0 21600 21600" draw:type="rectangle" draw:enhanced-path="M 0 0 L 21600 0 21600 21600 0 21600 0 0 Z N"/></draw:custom-shape></text:p>
        <text:p text:style-name="MP3"><draw:frame text:anchor-type="paragraph" draw:z-index="5" draw:style-name="Mgr3" draw:text-style-name="MP6" svg:width="7.466cm" svg:height="0.599cm" svg:x="5.715cm" svg:y="0.062cm"><draw:text-box><text:p text:style-name="MP5"><text:span text:style-name="MT1">INFORME</text:span></text:p></draw:text-box></draw:frame></text:p>
        <text:p text:style-name="MP7"/>
        <text:p text:style-name="MP8"/>
      </style:header>
      <style:footer>
        <text:p text:style-name="MP9"><draw:frame text:anchor-type="paragraph" draw:z-index="3" draw:style-name="Mgr4" draw:text-style-name="MP10" svg:width="3.095cm" svg:height="0.327cm" svg:x="16.408cm" svg:y="2.692cm"><draw:text-box><text:p text:style-name="MP5"><text:span text:style-name="MT2">PC-SGC-FT-026</text:span></text:p></draw:text-box></draw:frame><draw:frame text:anchor-type="paragraph" draw:z-index="11" draw:style-name="Mgr5" draw:text-style-name="MP11" svg:width="19.328cm" svg:height="2.569cm" svg:x="-0.254cm" svg:y="0.079cm"><draw:image xlink:href="Pictures/10000000000005A00000038406A686392E0699ED.png" xlink:type="simple" xlink:show="embed" xlink:actuate="onLoad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6-11-25T10:27:28.259312936</dc:date>
    <meta:print-date>2014-10-24T11:00:31.267000000</meta:print-date>
    <meta:editing-cycles>97</meta:editing-cycles>
    <meta:editing-duration>PT5H30M37S</meta:editing-duration>
    <meta:generator>LibreOffice/5.1.5.2$Linux_X86_64 LibreOffice_project/10m0$Build-2</meta:generator>
    <dc:creator>Oswaldo Franco</dc:creator>
    <meta:document-statistic meta:table-count="0" meta:image-count="1" meta:object-count="0" meta:page-count="2" meta:paragraph-count="4" meta:word-count="65" meta:character-count="450" meta:non-whitespace-character-count="383"/>
  </office:meta>
</office:document-meta>
</file>